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4.238cm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7.622cm"/>
    </style:style>
    <style:style style:name="gr4" style:family="graphic" style:parent-style-name="standard">
      <style:graphic-properties draw:textarea-horizontal-align="justify" draw:textarea-vertical-align="middle" draw:auto-grow-height="false" fo:min-height="0.506cm" fo:min-width="5.35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4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6cm"/>
    </style:style>
    <style:style style:name="gr9" style:family="graphic" style:parent-style-name="standard">
      <style:graphic-properties draw:textarea-horizontal-align="justify" draw:textarea-vertical-align="middle" draw:auto-grow-height="false" fo:min-height="1.01cm" fo:min-width="3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946cm" fo:min-width="3.152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textarea-horizontal-align="justify" draw:textarea-vertical-align="middle" draw:auto-grow-height="false" fo:min-height="0.821cm" fo:min-width="3.152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14" style:family="graphic" style:parent-style-name="standard">
      <style:graphic-properties draw:textarea-horizontal-align="justify" draw:textarea-vertical-align="middle" draw:auto-grow-height="false" fo:min-height="2.05cm" fo:min-width="6cm"/>
    </style:style>
    <style:style style:name="gr1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4cm" svg:height="1.7cm" svg:x="7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6.7cm" svg:height="2cm" svg:x="12.9cm" svg:y="22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2.9cm" svg:height="2.3cm" svg:x="2.1cm" svg:y="4.4cm">
          <text:p text:style-name="P1">Wypisz: Podaj liczbę całkowitą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9.3cm" svg:height="1.2cm" svg:x="8cm" svg:y="7.4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5.6cm" svg:height="2cm" svg:x="6.6cm" svg:y="9.4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1cm" svg:height="1.4cm" svg:x="6.9cm" svg:y="12.3cm">
          <text:p text:style-name="P1">i = 1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.2cm" svg:y1="3.3cm" svg:x2="8.55cm" svg:y2="4.4cm" draw:start-shape="id1" draw:start-glue-point="8" draw:end-shape="id2" draw:end-glue-point="5" svg:d="M10200 3300v551h-1650v549" svg:viewBox="0 0 1651 1101">
          <text:p/>
        </draw:connector>
        <draw:connector draw:style-name="gr7" draw:text-style-name="P2" draw:layer="layout" svg:x1="8.55cm" svg:y1="6.7cm" svg:x2="12.65cm" svg:y2="7.4cm" draw:start-shape="id2" draw:start-glue-point="8" draw:end-shape="id3" draw:end-glue-point="5" svg:d="M8550 6700v351h4100v349" svg:viewBox="0 0 4101 701">
          <text:p/>
        </draw:connector>
        <draw:connector draw:style-name="gr7" draw:text-style-name="P2" draw:layer="layout" svg:x1="12.65cm" svg:y1="8.6cm" svg:x2="9.4cm" svg:y2="9.4cm" draw:start-shape="id3" draw:start-glue-point="8" draw:end-shape="id4" draw:end-glue-point="0" svg:d="M12650 8600v401h-3250v399" svg:viewBox="0 0 3251 801">
          <text:p/>
        </draw:connector>
        <draw:connector draw:style-name="gr7" draw:text-style-name="P2" draw:layer="layout" svg:x1="9.4cm" svg:y1="11.4cm" svg:x2="9.45cm" svg:y2="12.3cm" draw:start-shape="id4" draw:start-glue-point="2" draw:end-shape="id5" draw:end-glue-point="0" svg:d="M9400 11400v450h50v450" svg:viewBox="0 0 51 901">
          <text:p/>
        </draw:connector>
        <draw:custom-shape draw:style-name="gr8" draw:text-style-name="P1" xml:id="id6" draw:id="id6" draw:layer="layout" svg:width="4.2cm" svg:height="2.8cm" svg:x="7.4cm" svg:y="14.6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45cm" svg:y1="13.7cm" svg:x2="9.5cm" svg:y2="14.6cm" draw:start-shape="id5" draw:start-glue-point="2" draw:end-shape="id6" draw:end-glue-point="4" svg:d="M9450 13700v450h50v450" svg:viewBox="0 0 51 901">
          <text:p/>
        </draw:connector>
        <draw:custom-shape draw:style-name="gr9" draw:text-style-name="P1" xml:id="id8" draw:id="id8" draw:layer="layout" svg:width="6cm" svg:height="2cm" svg:x="13.2cm" svg:y="19.5cm">
          <text:p text:style-name="P1">Wypisz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5.8cm" svg:height="1.9cm" svg:x="1.2cm" svg:y="17.2cm">
          <text:p text:style-name="P1">Wypisz liczb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7.4cm" svg:y1="16cm" svg:x2="4.1cm" svg:y2="17.2cm" draw:start-shape="id6" draw:start-glue-point="5" draw:end-shape="id7" draw:end-glue-point="5" svg:d="M7400 16000h-3300v1200" svg:viewBox="0 0 3301 1201">
          <text:p/>
        </draw:connector>
        <draw:connector draw:style-name="gr7" draw:text-style-name="P2" draw:layer="layout" svg:x1="11.6cm" svg:y1="16cm" svg:x2="16.2cm" svg:y2="19.5cm" draw:start-shape="id6" draw:start-glue-point="7" draw:end-shape="id8" draw:end-glue-point="5" svg:d="M11600 16000h4600v3500" svg:viewBox="0 0 4601 3501">
          <text:p/>
        </draw:connector>
        <draw:frame draw:style-name="gr11" draw:text-style-name="P3" draw:layer="layout" svg:width="2.2cm" svg:height="0.962cm" svg:x="13.3cm" svg:y="16.9cm">
          <draw:text-box>
            <text:p>Nie</text:p>
          </draw:text-box>
        </draw:frame>
        <draw:frame draw:style-name="gr11" draw:text-style-name="P3" draw:layer="layout" svg:width="2.3cm" svg:height="0.962cm" svg:x="4.9cm" svg:y="15.1cm">
          <draw:text-box>
            <text:p>Tak</text:p>
          </draw:text-box>
        </draw:frame>
        <draw:connector draw:style-name="gr7" draw:text-style-name="P2" draw:layer="layout" svg:x1="16.2cm" svg:y1="21.5cm" svg:x2="16.25cm" svg:y2="22.6cm" draw:start-shape="id8" draw:start-glue-point="8" draw:end-shape="id9" svg:d="M16200 21500v551h50v549" svg:viewBox="0 0 51 1101">
          <text:p/>
        </draw:connector>
        <draw:custom-shape draw:style-name="gr12" draw:text-style-name="P1" xml:id="id10" draw:id="id10" draw:layer="layout" svg:width="5.8cm" svg:height="1.7cm" svg:x="2.3cm" svg:y="20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4.1cm" svg:y1="19.1cm" svg:x2="5.925cm" svg:y2="20cm" draw:start-shape="id7" draw:start-glue-point="8" draw:end-shape="id10" draw:end-glue-point="4" svg:d="M4100 19100v451h1825v449" svg:viewBox="0 0 1826 901">
          <text:p/>
        </draw:connector>
        <draw:custom-shape draw:style-name="gr13" draw:text-style-name="P1" xml:id="id11" draw:id="id11" draw:layer="layout" svg:width="6.4cm" svg:height="2.2cm" svg:x="2cm" svg:y="22.6cm">
          <text:p text:style-name="P1">Iloczyn = iloczyn * 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cm" svg:y1="21.7cm" svg:x2="5.2cm" svg:y2="22.6cm" draw:start-shape="id10" draw:start-glue-point="8" draw:end-shape="id11" draw:end-glue-point="0" svg:d="M5200 21700v900" svg:viewBox="0 0 1 901">
          <text:p/>
        </draw:connector>
        <draw:custom-shape draw:style-name="gr14" draw:text-style-name="P1" xml:id="id12" draw:id="id12" draw:layer="layout" svg:width="6.5cm" svg:height="2.3cm" svg:x="2cm" svg:y="25.7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cm" svg:y1="24.8cm" svg:x2="5.25cm" svg:y2="25.7cm" draw:start-shape="id11" draw:start-glue-point="2" draw:end-shape="id12" draw:end-glue-point="0" svg:d="M5200 24800v450h50v450" svg:viewBox="0 0 51 901">
          <text:p/>
        </draw:connector>
        <draw:connector draw:style-name="gr7" draw:text-style-name="P2" draw:layer="layout" svg:x1="8.5cm" svg:y1="26.85cm" svg:x2="9.5cm" svg:y2="17.4cm" draw:start-shape="id12" draw:start-glue-point="1" draw:end-shape="id6" draw:end-glue-point="6" svg:d="M8500 26850h1000v-9450" svg:viewBox="0 0 1001 9451">
          <text:p/>
        </draw:connector>
        <draw:frame draw:style-name="gr15" draw:text-style-name="P3" draw:layer="layout" svg:width="8.1cm" svg:height="3.7cm" svg:x="11.9cm" svg:y="25cm">
          <draw:text-box draw:corner-radius="1.4cm">
            <text:p>Algorytm wyświetla iloczyn liczb w podanym przez użytkownika zakresi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57:35.553137477</meta:creation-date>
    <meta:generator>LibreOffice/6.0.6.2$Linux_X86_64 LibreOffice_project/00m0$Build-2</meta:generator>
    <dc:date>2018-11-28T11:39:36.743347035</dc:date>
    <meta:editing-duration>PT23M22S</meta:editing-duration>
    <meta:editing-cycles>17</meta:editing-cycles>
    <meta:document-statistic meta:object-count="27"/>
  </office:meta>
</office:document-meta>
</file>